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.286cm" svg:height="4.894cm" svg:x="7.528cm" svg:y="17.425cm">
          <text:p text:style-name="P1">Пользовател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699cm" svg:height="1.86cm" svg:x="4.2cm" svg:y="13.314cm">
          <text:p text:style-name="P1">Представление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63cm" svg:height="1.664cm" svg:x="11.737cm" svg:y="13.412cm">
          <text:p text:style-name="P1">КОНТРОЛЛЕР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62cm" svg:height="1.664cm" svg:x="7.137cm" svg:y="9.007cm">
          <text:p text:style-name="P1">Модель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63cm" svg:height="1.664cm" svg:x="7.43cm" svg:y="5.581cm">
          <text:p text:style-name="P1">База Данных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87cm" svg:height="2.545cm" draw:transform="skewX (0.000349065850398853) rotate (0.785398163397448) translate (6.977cm 15.78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587cm" svg:height="2.545cm" draw:transform="skewX (0.000349065850398853) rotate (2.35619449019234) translate (11.406cm 17.52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.154cm" svg:height="0.587cm" svg:x="9.192cm" svg:y="13.9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783cm" svg:height="1.37cm" svg:x="9.975cm" svg:y="7.3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627cm" svg:height="0.858cm" draw:transform="rotate (2.18166156499291) translate (12.814cm 13.31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Игорь  </meta:initial-creator>
    <meta:creation-date>2015-05-18T23:13:43.533713475</meta:creation-date>
    <dc:date>2015-05-19T21:51:56.870962799</dc:date>
    <dc:creator>Игорь  </dc:creator>
    <meta:editing-duration>PT46M32S</meta:editing-duration>
    <meta:editing-cycles>4</meta:editing-cycles>
    <meta:generator>LibreOffice/4.2.7.2$Linux_x86 LibreOffice_project/420m0$Build-2</meta:generator>
    <meta:document-statistic meta:object-count="10"/>
  </office:meta>
</office:document-meta>
</file>